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FreeSans2" svg:font-family="FreeSans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ntique Olive" svg:font-family="'Antique Olive'" style:font-family-generic="swiss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2" style:family="paragraph" style:parent-style-name="Footer">
      <style:paragraph-properties fo:margin-left="0cm" fo:margin-right="0.635cm" fo:text-indent="0cm" style:auto-text-indent="false" fo:padding-left="0cm" fo:padding-right="0cm" fo:padding-top="0.035cm" fo:padding-bottom="0cm" fo:border-left="none" fo:border-right="none" fo:border-top="0.51pt solid #000000" fo:border-bottom="none"/>
    </style:style>
    <style:style style:name="P3" style:family="paragraph" style:parent-style-name="Footer">
      <style:paragraph-properties fo:margin-left="0cm" fo:margin-right="0.635cm" fo:text-indent="0cm" style:auto-text-indent="false"/>
    </style:style>
    <style:style style:name="P4" style:family="paragraph" style:parent-style-name="Standard">
      <style:text-properties fo:font-size="18pt" style:font-size-asian="18pt" style:font-size-complex="18pt"/>
    </style:style>
    <style:style style:name="P5" style:family="paragraph" style:parent-style-name="Standard">
      <style:text-properties style:font-name="Times New Roman" fo:language="en" fo:country="US" style:language-asian="en" style:country-asian="US" style:font-name-complex="Times New Roman"/>
    </style:style>
    <style:style style:name="P6" style:family="paragraph" style:parent-style-name="Standard">
      <style:text-properties style:font-name-asian="Arial"/>
    </style:style>
    <style:style style:name="P7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 fo:break-before="page"/>
      <style:text-properties fo:font-size="18pt" style:font-size-asian="18pt" style:font-size-complex="18pt"/>
    </style:style>
    <style:style style:name="P9" style:family="paragraph" style:parent-style-name="Style_20_Intro_20_Text_20__2b__20_14_20_pt_20_Bold">
      <style:text-properties fo:font-size="28pt" style:font-size-asian="28pt" style:font-name-complex="Arial" style:font-size-complex="28pt"/>
    </style:style>
    <style:style style:name="P10" style:family="paragraph" style:parent-style-name="Style_20_Intro_20_Text_20__2b__20_14_20_pt_20_Bold">
      <style:text-properties fo:font-size="18pt" style:font-size-asian="18pt" style:font-size-complex="18pt"/>
    </style:style>
    <style:style style:name="P11" style:family="paragraph" style:parent-style-name="Style_20_Intro_20_Text_20__2b__20_14_20_pt_20_Bold">
      <style:text-properties style:font-name="Antique Olive" fo:font-size="18pt" style:font-size-asian="18pt" style:font-name-complex="Antique Olive" style:font-size-complex="18pt"/>
    </style:style>
    <style:style style:name="P12" style:family="paragraph" style:parent-style-name="Standard" style:list-style-name="WW8Num2"/>
    <style:style style:name="P13" style:family="paragraph" style:parent-style-name="Heading_20_2" style:list-style-name="">
      <style:paragraph-properties fo:margin-left="0cm" fo:margin-right="0cm" fo:text-indent="0cm" style:auto-text-indent="false"/>
    </style:style>
    <style:style style:name="P14" style:family="paragraph" style:parent-style-name="Style_20_Intro_20_Text_20__2b__20_14_20_pt_20_Bold" style:master-page-name="Standard">
      <style:paragraph-properties style:page-number="auto"/>
    </style:style>
    <style:style style:name="T1" style:family="text">
      <style:text-properties style:font-name-complex="Arial"/>
    </style:style>
    <style:style style:name="T2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02cm" fo:border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Style_20_Intro_20_Text_20__2b__20_14_20_pt_20_Bold"/>
      <text:p text:style-name="Style_20_Intro_20_Text_20__2b__20_14_20_pt_20_Bold"/>
      <text:p text:style-name="P9">Using the ETDR Word Template</text:p>
      <text:p text:style-name="P9"/>
      <text:p text:style-name="P11">Masters Theses and Reports</text:p>
      <text:p text:style-name="P11"/>
      <text:p text:style-name="P11"/>
      <text:p text:style-name="P11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Standard">Information Technology Assistance Center</text:p>
      <text:p text:style-name="Standard">Kansas State University</text:p>
      <text:p text:style-name="Standard">214 Hale Library</text:p>
      <text:p text:style-name="Standard">785 532 7722</text:p>
      <text:p text:style-name="Standard"><text:a xlink:type="simple" xlink:href="mailto:helpdesk@k-state.edu" text:style-name="Internet_20_link" text:visited-style-name="Visited_20_Internet_20_Link"><text:span text:style-name="Internet_20_link">helpdesk@k-state.edu</text:span></text:a></text:p>
      <text:p text:style-name="Standard"/>
      <text:p text:style-name="Standard">This document is available at: http://www.k-state.edu/grad/etdr/template/</text:p>
      <text:p text:style-name="Standard">August <text:s/>2008</text:p>
      <text:p text:style-name="Standard">Updated August 2009</text:p>
      <text:p text:style-name="P4"/>
      <text:p text:style-name="P8"/>
      <text:h text:style-name="Intro_20_TOC" text:outline-level="1"><text:bookmark-start text:name="__RefHeading___Toc17_1681212833"/>Table of Contents<text:bookmark-end text:name="__RefHeading___Toc17_1681212833"/></text:h>
      <text:table-of-content text:style-name="Sect1" text:name="Table of Contents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P7"><text:a xlink:type="simple" xlink:href="#__RefHeading___Toc17_1681212833" text:style-name="Index_20_Link" text:visited-style-name="Index_20_Link">Table of Contents<text:tab/></text:a><text:a xlink:type="simple" xlink:href="#__RefHeading___Toc17_1681212833" text:style-name="Index_20_Link" text:visited-style-name="Index_20_Link"><text:span text:style-name="Index_20_Link">2</text:span></text:a></text:p>
          <text:p text:style-name="P7"><text:a xlink:type="simple" xlink:href="#__RefHeading___Toc219623644" text:style-name="Index_20_Link" text:visited-style-name="Index_20_Link">Implementation<text:tab/></text:a><text:a xlink:type="simple" xlink:href="#__RefHeading___Toc219623644" text:style-name="Index_20_Link" text:visited-style-name="Index_20_Link"><text:span text:style-name="Index_20_Link">2</text:span></text:a></text:p>
          <text:p text:style-name="P7"><text:a xlink:type="simple" xlink:href="#__RefHeading___Toc219623644" text:style-name="Index_20_Link" text:visited-style-name="Index_20_Link">Implementation<text:tab/></text:a><text:a xlink:type="simple" xlink:href="#__RefHeading___Toc219623644" text:style-name="Index_20_Link" text:visited-style-name="Index_20_Link"><text:span text:style-name="Index_20_Link">2</text:span></text:a></text:p>
          <text:p text:style-name="P7"><text:a xlink:type="simple" xlink:href="#__RefHeading___Toc219623667" text:style-name="Index_20_Link" text:visited-style-name="Index_20_Link">Appendices<text:tab/></text:a><text:a xlink:type="simple" xlink:href="#__RefHeading___Toc219623667" text:style-name="Index_20_Link" text:visited-style-name="Index_20_Link"><text:span text:style-name="Index_20_Link">2</text:span></text:a></text:p>
          <text:p text:style-name="P7"><text:a xlink:type="simple" xlink:href="#__RefHeading___Toc219623667" text:style-name="Index_20_Link" text:visited-style-name="Index_20_Link">Appendices<text:tab/></text:a><text:a xlink:type="simple" xlink:href="#__RefHeading___Toc219623667" text:style-name="Index_20_Link" text:visited-style-name="Index_20_Link"><text:span text:style-name="Index_20_Link">2</text:span></text:a></text:p>
        </text:index-body>
      </text:table-of-content>
      <text:p text:style-name="P5"/>
      <text:p text:style-name="P5"/>
      <text:p text:style-name="P5"/>
      <text:h text:style-name="Heading_20_1" text:outline-level="1"><text:bookmark-start text:name="__RefHeading___Toc219623644"/>Implementation<text:bookmark-end text:name="__RefHeading___Toc219623644"/></text:h>
      <text:h text:style-name="P13" text:outline-level="2"><text:bookmark-start text:name="__RefHeading___Toc219623645"/>Benefits<text:bookmark-end text:name="__RefHeading___Toc219623645"/></text:h>
      <text:p text:style-name="Standard"/>
      <text:p text:style-name="P6"><text:s/></text:p>
      <text:h text:style-name="Heading_20_1" text:outline-level="1"><text:bookmark-start text:name="__RefHeading___Toc219623667"/>Appendices<text:bookmark-end text:name="__RefHeading___Toc219623667"/></text:h>
      <text:list xml:id="list2664023960954647974" text:style-name="WW8Num2">
        <text:list-item>
          <text:p text:style-name="P1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FreeSans2" svg:font-family="FreeSans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ntique Olive" svg:font-family="'Antique Olive'" style:font-family-generic="swiss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margin-left="0cm" fo:margin-right="0cm" fo:text-indent="0cm" style:auto-text-indent="false"/>
      <style:text-properties fo:font-weight="bold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.635cm" loext:contextual-spacing="false" fo:keep-with-next="always"/>
      <style:text-properties fo:color="#ffffff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423cm" loext:contextual-spacing="false" fo:keep-with-next="always"/>
      <style:text-properties fo:font-weight="bold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keep-with-next="always"/>
      <style:text-properties fo:font-style="italic" style:font-style-asian="italic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Intro_20_Text" style:display-name="Intro Text" style:family="paragraph" style:parent-style-name="Standard">
      <style:paragraph-properties fo:margin-left="0cm" fo:margin-right="0cm" fo:line-height="100%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text-indent="0.762cm" style:auto-text-indent="false">
        <style:tab-stops>
          <style:tab-stop style:position="16.492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0.432cm" fo:margin-right="0cm" fo:text-indent="1.016cm" style:auto-text-indent="false">
        <style:tab-stops>
          <style:tab-stop style:position="16.492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Style_20_Intro_20_Text_20__2b__20_14_20_pt_20_Bold" style:display-name="Style Intro Text + 14 pt Bold" style:family="paragraph" style:parent-style-name="Intro_20_Text">
      <style:text-properties fo:font-size="26pt" fo:font-weight="bold" style:font-size-asian="26pt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ro_20_TOC" style:display-name="Intro TOC" style:family="paragraph" style:parent-style-name="Heading_20_1" style:list-style-name="">
      <style:paragraph-properties fo:margin-left="0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38cm" fo:margin-right="0cm" fo:text-indent="1.27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5.5pt" fo:letter-spacing="normal" fo:font-style="normal" fo:text-shadow="none" style:text-underline-style="none" fo:font-weight="bold" style:letter-kerning="true" style:font-size-asian="15.5pt" style:font-style-asian="normal" style:font-weight-asian="bold" style:font-name-complex="Arial" style:font-family-complex="Arial" style:font-family-generic-complex="swiss" style:font-pitch-complex="variable" style:font-style-complex="normal" style:font-weight-complex="bold" style:text-emphasize="none" style:text-scale="100%" text:display="true"/>
    </style:style>
    <style:style style:name="WW8Num3z1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weight-complex="bold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weight-complex="bold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font-weight="bold" style:font-weight-asian="bold"/>
    </style:style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fo:font-weight="normal" style:font-weight-asian="normal"/>
    </style:style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/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0" style:family="text"/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43z0" style:family="text"/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/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WW8Num45z0" style:family="text"/>
    <style:style style:name="WW8Num45z1" style:family="text"/>
    <style:style style:name="WW8Num45z2" style:family="text"/>
    <style:style style:name="WW8Num45z3" style:family="text"/>
    <style:style style:name="WW8Num45z4" style:family="text"/>
    <style:style style:name="WW8Num45z5" style:family="text"/>
    <style:style style:name="WW8Num45z6" style:family="text"/>
    <style:style style:name="WW8Num45z7" style:family="text"/>
    <style:style style:name="WW8Num45z8" style:family="text"/>
    <style:style style:name="WW8Num4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0" style:family="text"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5.5pt" fo:letter-spacing="normal" fo:font-style="normal" fo:text-shadow="none" style:text-underline-style="none" fo:font-weight="bold" style:letter-kerning="true" style:font-size-asian="15.5pt" style:font-style-asian="normal" style:font-weight-asian="bold" style:font-name-complex="Arial" style:font-family-complex="Arial" style:font-family-generic-complex="swiss" style:font-pitch-complex="variable" style:font-style-complex="normal" style:font-weight-complex="bold" style:text-emphasize="none" style:text-scale="100%" text:display="true"/>
    </style:style>
    <style:style style:name="WW8Num47z1" style:family="text"/>
    <style:style style:name="WW8Num48z0" style:family="text">
      <style:text-properties style:font-weight-complex="bold"/>
    </style:style>
    <style:style style:name="WW8Num48z1" style:family="text"/>
    <style:style style:name="WW8Num48z2" style:family="text"/>
    <style:style style:name="WW8Num48z3" style:family="text"/>
    <style:style style:name="WW8Num48z4" style:family="text"/>
    <style:style style:name="WW8Num48z5" style:family="text"/>
    <style:style style:name="WW8Num48z6" style:family="text"/>
    <style:style style:name="WW8Num48z7" style:family="text"/>
    <style:style style:name="WW8Num48z8" style:family="text"/>
    <style:style style:name="WW8Num49z0" style:family="text"/>
    <style:style style:name="WW8Num49z1" style:family="text"/>
    <style:style style:name="WW8Num49z2" style:family="text"/>
    <style:style style:name="WW8Num49z3" style:family="text"/>
    <style:style style:name="WW8Num49z4" style:family="text"/>
    <style:style style:name="WW8Num49z5" style:family="text"/>
    <style:style style:name="WW8Num49z6" style:family="text"/>
    <style:style style:name="WW8Num49z7" style:family="text"/>
    <style:style style:name="WW8Num49z8" style:family="text"/>
    <style:style style:name="WW8Num50z0" style:family="text"/>
    <style:style style:name="WW8Num50z1" style:family="text"/>
    <style:style style:name="WW8Num50z2" style:family="text"/>
    <style:style style:name="WW8Num50z3" style:family="text"/>
    <style:style style:name="WW8Num50z4" style:family="text"/>
    <style:style style:name="WW8Num50z5" style:family="text"/>
    <style:style style:name="WW8Num50z6" style:family="text"/>
    <style:style style:name="WW8Num50z7" style:family="text"/>
    <style:style style:name="WW8Num50z8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tton_20_or_20_Menu_20_Selection_20_Char_20_Char_20_Char" style:display-name="Button or Menu Selection Char Char Char" style:family="text" style:parent-style-name="Default_20_Paragraph_20_Font">
      <style:text-properties style:font-name="Arial" fo:font-family="Arial" style:font-family-generic="swiss" style:font-pitch="variable" fo:font-size="12pt" fo:language="en" fo:country="US" fo:font-weight="bold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Page_20_Number" style:display-name="Page Number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_20_Char_20_Char1" style:display-name=" Char Char1" style:family="text" style:parent-style-name="Default_20_Paragraph_20_Fon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_20_Char_20_Char" style:display-name=" Char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_20_Char_20_Char2" style:display-name=" Char Char2" style:family="text" style:parent-style-name="Default_20_Paragraph_20_Fon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1" style:num-prefix="Appendix  - " style:num-format="A" style:num-letter-sync="true">
        <style:list-level-properties text:list-level-position-and-space-mode="label-alignment" fo:text-align="center">
          <style:list-level-label-alignment text:label-followed-by="space" fo:text-indent="0.508cm"/>
        </style:list-level-properties>
      </text:outline-level-style>
      <text:outline-level-style text:level="7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1" style:num-prefix="Appendix  - " style:num-format="A" style:num-letter-sync="true">
        <style:list-level-properties text:list-level-position-and-space-mode="label-alignment" fo:text-align="center">
          <style:list-level-label-alignment text:label-followed-by="space" fo:text-indent="0.508cm"/>
        </style:list-level-properties>
      </text:list-level-style-number>
      <text:list-level-style-number text:level="7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MP2" style:family="paragraph" style:parent-style-name="Footer">
      <style:paragraph-properties fo:margin-left="0cm" fo:margin-right="0.635cm" fo:text-indent="0cm" style:auto-text-indent="false" fo:padding-left="0cm" fo:padding-right="0cm" fo:padding-top="0.035cm" fo:padding-bottom="0cm" fo:border-left="none" fo:border-right="none" fo:border-top="0.51pt solid #000000" fo:border-bottom="none"/>
    </style:style>
    <style:style style:name="MP3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T2" style:family="text">
      <style:text-properties style:font-name-complex="Arial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02cm" fo:border="none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>Capita Selecta<text:tab/><text:tab/> <text:s text:c="19"/>March 2019</text:p>
        <text:p text:style-name="Header"/>
      </style:header>
      <style:header-first>
        <text:p text:style-name="Header"/>
      </style:header-first>
      <style:footer>
        <text:p text:style-name="MP2"><draw:frame draw:style-name="Mfr1" draw:name="Frame1" text:anchor-type="char" svg:x="18.812cm" svg:y="0.002cm" svg:width="0.233cm" svg:height="0.482cm" draw:z-index="0"><draw:text-box><text:p text:style-name="Footer"><text:span text:style-name="Page_20_Number"><text:page-number text:select-page="current">2</text:page-number></text:span></text:p></draw:text-box></draw:frame><text:span text:style-name="MT2">Information Technology Assistance Center <text:s/>•</text:span> <text:s/>Kansas State University</text:p>
        <text:p text:style-name="MP3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icrosoft Word Template for Masters Theses and Reports</dc:title>
    <meta:initial-creator>Martin Courtois</meta:initial-creator>
    <meta:creation-date>2008-06-30T21:16:00</meta:creation-date>
    <dc:date>2019-03-29T16:13:58.166678701</dc:date>
    <meta:print-date>2008-07-09T08:51:00</meta:print-date>
    <meta:editing-cycles>79</meta:editing-cycles>
    <meta:editing-duration>PT13H13M8S</meta:editing-duration>
    <meta:generator>LibreOffice/5.1.6.2$Linux_X86_64 LibreOffice_project/10m0$Build-2</meta:generator>
    <meta:document-statistic meta:table-count="0" meta:image-count="0" meta:object-count="0" meta:page-count="2" meta:paragraph-count="24" meta:word-count="66" meta:character-count="511" meta:non-whitespace-character-count="443"/>
  </office:meta>
</office:document-meta>
</file>